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3.378cm"/>
    </style:style>
    <style:style style:name="co3" style:family="table-column">
      <style:table-column-properties fo:break-before="auto" style:column-width="2.466cm"/>
    </style:style>
    <style:style style:name="co4" style:family="table-column">
      <style:table-column-properties fo:break-before="auto" style:column-width="3.046cm"/>
    </style:style>
    <style:style style:name="co5" style:family="table-column">
      <style:table-column-properties fo:break-before="auto" style:column-width="2.74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 style:data-style-name="N0">
      <style:text-properties style:font-name="Liberation Sans" fo:font-size="10pt" fo:language="pt" fo:country="BR" style:font-name-asian="Droid Sans Fallback" style:font-size-asian="10pt" style:language-asian="zh" style:country-asian="CN" style:font-name-complex="Droid Sans Devanagari" style:font-size-complex="10pt" style:language-complex="hi" style:country-complex="IN"/>
    </style:style>
    <style:style style:name="ce3" style:family="table-cell" style:parent-style-name="Default">
      <style:text-properties style:font-name="Liberation Sans" style:font-name-asian="Droid Sans Fallback" style:font-name-complex="Droid Sans Devanagari"/>
    </style:style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temporal_iteration</text:p>
          </table:table-cell>
          <table:table-cell office:value-type="string" calcext:value-type="string">
            <text:p>number_of_vertices</text:p>
          </table:table-cell>
          <table:table-cell office:value-type="string" calcext:value-type="string">
            <text:p>gradient_max</text:p>
          </table:table-cell>
          <table:table-cell table:style-name="Default" office:value-type="string" calcext:value-type="string">
            <text:p>gradient_min</text:p>
          </table:table-cell>
          <table:table-cell office:value-type="string" calcext:value-type="string">
            <text:p>gradient_media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7963" calcext:value-type="float">
            <text:p>67963</text:p>
          </table:table-cell>
          <table:table-cell office:value-type="float" office:value="45.65052414" calcext:value-type="float">
            <text:p>45,65052414</text:p>
          </table:table-cell>
          <table:table-cell office:value-type="float" office:value="7.894821332E-027" calcext:value-type="float">
            <text:p>7,89E-027</text:p>
          </table:table-cell>
          <table:table-cell office:value-type="float" office:value="4.088095665" calcext:value-type="float">
            <text:p>4,088095665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7963" calcext:value-type="float">
            <text:p>67963</text:p>
          </table:table-cell>
          <table:table-cell office:value-type="float" office:value="53.3225708" calcext:value-type="float">
            <text:p>53,3225708</text:p>
          </table:table-cell>
          <table:table-cell office:value-type="float" office:value="1.139405269E-026" calcext:value-type="float">
            <text:p>1,14E-026</text:p>
          </table:table-cell>
          <table:table-cell office:value-type="float" office:value="4.092766285" calcext:value-type="float">
            <text:p>4,092766285</text:p>
          </table:table-cell>
          <table:table-cell table:style-name="ce2" table:formula="of:=([.E3]-[.E2])/[.E2]" office:value-type="float" office:value="0.0011424928335183" calcext:value-type="float">
            <text:p>0,0011424928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71482" calcext:value-type="float">
            <text:p>71482</text:p>
          </table:table-cell>
          <table:table-cell office:value-type="float" office:value="91.7399826" calcext:value-type="float">
            <text:p>91,7399826</text:p>
          </table:table-cell>
          <table:table-cell office:value-type="float" office:value="2.750739367E-020" calcext:value-type="float">
            <text:p>2,75E-020</text:p>
          </table:table-cell>
          <table:table-cell office:value-type="float" office:value="2.918822527" calcext:value-type="float">
            <text:p>2,918822527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71482" calcext:value-type="float">
            <text:p>71482</text:p>
          </table:table-cell>
          <table:table-cell office:value-type="float" office:value="115.9814072" calcext:value-type="float">
            <text:p>115,9814072</text:p>
          </table:table-cell>
          <table:table-cell office:value-type="float" office:value="1.069743007E-020" calcext:value-type="float">
            <text:p>1,07E-020</text:p>
          </table:table-cell>
          <table:table-cell office:value-type="float" office:value="2.921141624" calcext:value-type="float">
            <text:p>2,921141624</text:p>
          </table:table-cell>
          <table:table-cell table:formula="of:=([.E5]-[.E4])/[.E4]" office:value-type="float" office:value="0.00079453169164882" calcext:value-type="float">
            <text:p>0,0007945317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2779" calcext:value-type="float">
            <text:p>72779</text:p>
          </table:table-cell>
          <table:table-cell office:value-type="float" office:value="141.4628448" calcext:value-type="float">
            <text:p>141,4628448</text:p>
          </table:table-cell>
          <table:table-cell office:value-type="float" office:value="5.316317259E-017" calcext:value-type="float">
            <text:p>5,32E-017</text:p>
          </table:table-cell>
          <table:table-cell office:value-type="float" office:value="2.372170687" calcext:value-type="float">
            <text:p>2,372170687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2779" calcext:value-type="float">
            <text:p>72779</text:p>
          </table:table-cell>
          <table:table-cell office:value-type="float" office:value="154.7589417" calcext:value-type="float">
            <text:p>154,7589417</text:p>
          </table:table-cell>
          <table:table-cell office:value-type="float" office:value="4.201437936E-017" calcext:value-type="float">
            <text:p>4,20E-017</text:p>
          </table:table-cell>
          <table:table-cell office:value-type="float" office:value="2.374958277" calcext:value-type="float">
            <text:p>2,374958277</text:p>
          </table:table-cell>
          <table:table-cell table:style-name="ce3" table:formula="of:=([.E7]-[.E6])/[.E6]" office:value-type="float" office:value="0.00117512201599853" calcext:value-type="float">
            <text:p>0,001175122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73420" calcext:value-type="float">
            <text:p>73420</text:p>
          </table:table-cell>
          <table:table-cell office:value-type="float" office:value="213.0078888" calcext:value-type="float">
            <text:p>213,0078888</text:p>
          </table:table-cell>
          <table:table-cell office:value-type="float" office:value="2.107291977E-015" calcext:value-type="float">
            <text:p>2,11E-015</text:p>
          </table:table-cell>
          <table:table-cell office:value-type="float" office:value="2.031678915" calcext:value-type="float">
            <text:p>2,031678915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73420" calcext:value-type="float">
            <text:p>73420</text:p>
          </table:table-cell>
          <table:table-cell office:value-type="float" office:value="226.6926727" calcext:value-type="float">
            <text:p>226,6926727</text:p>
          </table:table-cell>
          <table:table-cell office:value-type="float" office:value="5.911204499E-015" calcext:value-type="float">
            <text:p>5,91E-015</text:p>
          </table:table-cell>
          <table:table-cell office:value-type="float" office:value="2.032792807" calcext:value-type="float">
            <text:p>2,032792807</text:p>
          </table:table-cell>
          <table:table-cell table:style-name="ce3" table:formula="of:=([.E9]-[.E8])/[.E8]" office:value-type="float" office:value="0.000548261830044037" calcext:value-type="float">
            <text:p>0,0005482618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73957" calcext:value-type="float">
            <text:p>73957</text:p>
          </table:table-cell>
          <table:table-cell office:value-type="float" office:value="281.925293" calcext:value-type="float">
            <text:p>281,925293</text:p>
          </table:table-cell>
          <table:table-cell office:value-type="float" office:value="0.00000000000004999253846" calcext:value-type="float">
            <text:p>5,00E-014</text:p>
          </table:table-cell>
          <table:table-cell office:value-type="float" office:value="1.792894483" calcext:value-type="float">
            <text:p>1,792894483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73957" calcext:value-type="float">
            <text:p>73957</text:p>
          </table:table-cell>
          <table:table-cell office:value-type="float" office:value="308.5153198" calcext:value-type="float">
            <text:p>308,5153198</text:p>
          </table:table-cell>
          <table:table-cell office:value-type="float" office:value="0.00000000000004699007093" calcext:value-type="float">
            <text:p>4,70E-014</text:p>
          </table:table-cell>
          <table:table-cell office:value-type="float" office:value="1.794916868" calcext:value-type="float">
            <text:p>1,794916868</text:p>
          </table:table-cell>
          <table:table-cell table:style-name="ce3" table:formula="of:=([.E11]-[.E10])/[.E10]" office:value-type="float" office:value="0.00112800001292662" calcext:value-type="float">
            <text:p>0,001128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74397" calcext:value-type="float">
            <text:p>74397</text:p>
          </table:table-cell>
          <table:table-cell office:value-type="float" office:value="421.1584473" calcext:value-type="float">
            <text:p>421,1584473</text:p>
          </table:table-cell>
          <table:table-cell office:value-type="float" office:value="0.000000000007368001174" calcext:value-type="float">
            <text:p>7,37E-012</text:p>
          </table:table-cell>
          <table:table-cell office:value-type="float" office:value="1.612203717" calcext:value-type="float">
            <text:p>1,612203717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74397" calcext:value-type="float">
            <text:p>74397</text:p>
          </table:table-cell>
          <table:table-cell office:value-type="float" office:value="450.250061" calcext:value-type="float">
            <text:p>450,250061</text:p>
          </table:table-cell>
          <table:table-cell office:value-type="float" office:value="0.0000000000005576707173" calcext:value-type="float">
            <text:p>5,58E-013</text:p>
          </table:table-cell>
          <table:table-cell office:value-type="float" office:value="1.614164233" calcext:value-type="float">
            <text:p>1,614164233</text:p>
          </table:table-cell>
          <table:table-cell table:formula="of:=([.E13]-[.E12])/[.E12]" office:value-type="float" office:value="0.00121604731419919" calcext:value-type="float">
            <text:p>0,0012160473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74826" calcext:value-type="float">
            <text:p>74826</text:p>
          </table:table-cell>
          <table:table-cell office:value-type="float" office:value="560.8982544" calcext:value-type="float">
            <text:p>560,8982544</text:p>
          </table:table-cell>
          <table:table-cell office:value-type="float" office:value="0.00000000009422544689" calcext:value-type="float">
            <text:p>9,42E-011</text:p>
          </table:table-cell>
          <table:table-cell office:value-type="float" office:value="1.474045992" calcext:value-type="float">
            <text:p>1,474045992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74826" calcext:value-type="float">
            <text:p>74826</text:p>
          </table:table-cell>
          <table:table-cell office:value-type="float" office:value="587.364502" calcext:value-type="float">
            <text:p>587,364502</text:p>
          </table:table-cell>
          <table:table-cell office:value-type="float" office:value="0.000000000008044039393" calcext:value-type="float">
            <text:p>8,04E-012</text:p>
          </table:table-cell>
          <table:table-cell office:value-type="float" office:value="1.47811377" calcext:value-type="float">
            <text:p>1,47811377</text:p>
          </table:table-cell>
          <table:table-cell table:formula="of:=([.E15]-[.E14])/[.E14]" office:value-type="float" office:value="0.0027596004616388" calcext:value-type="float">
            <text:p>0,0027596005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75206" calcext:value-type="float">
            <text:p>75206</text:p>
          </table:table-cell>
          <table:table-cell office:value-type="float" office:value="799.7474365" calcext:value-type="float">
            <text:p>799,7474365</text:p>
          </table:table-cell>
          <table:table-cell office:value-type="float" office:value="0.0000000004130076559" calcext:value-type="float">
            <text:p>4,13E-010</text:p>
          </table:table-cell>
          <table:table-cell office:value-type="float" office:value="1.357903242" calcext:value-type="float">
            <text:p>1,357903242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75206" calcext:value-type="float">
            <text:p>75206</text:p>
          </table:table-cell>
          <table:table-cell office:value-type="float" office:value="877.9767456" calcext:value-type="float">
            <text:p>877,9767456</text:p>
          </table:table-cell>
          <table:table-cell office:value-type="float" office:value="0.0000000004207718063" calcext:value-type="float">
            <text:p>4,21E-010</text:p>
          </table:table-cell>
          <table:table-cell office:value-type="float" office:value="1.362709522" calcext:value-type="float">
            <text:p>1,362709522</text:p>
          </table:table-cell>
          <table:table-cell table:formula="of:=([.E17]-[.E16])/[.E16]" office:value-type="float" office:value="0.00353948635760026" calcext:value-type="float">
            <text:p>0,0035394864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75720" calcext:value-type="float">
            <text:p>75720</text:p>
          </table:table-cell>
          <table:table-cell office:value-type="float" office:value="877.1124878" calcext:value-type="float">
            <text:p>877,1124878</text:p>
          </table:table-cell>
          <table:table-cell office:value-type="float" office:value="0.000000004195844117" calcext:value-type="float">
            <text:p>4,20E-009</text:p>
          </table:table-cell>
          <table:table-cell office:value-type="float" office:value="1.270708561" calcext:value-type="float">
            <text:p>1,270708561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75720" calcext:value-type="float">
            <text:p>75720</text:p>
          </table:table-cell>
          <table:table-cell office:value-type="float" office:value="858.6901245" calcext:value-type="float">
            <text:p>858,6901245</text:p>
          </table:table-cell>
          <table:table-cell office:value-type="float" office:value="0.000000003151651384" calcext:value-type="float">
            <text:p>3,15E-009</text:p>
          </table:table-cell>
          <table:table-cell office:value-type="float" office:value="1.275854588" calcext:value-type="float">
            <text:p>1,275854588</text:p>
          </table:table-cell>
          <table:table-cell table:style-name="ce3" table:formula="of:=([.E19]-[.E18])/[.E18]" office:value-type="float" office:value="0.00404973032994314" calcext:value-type="float">
            <text:p>0,0040497303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6516" calcext:value-type="float">
            <text:p>76516</text:p>
          </table:table-cell>
          <table:table-cell office:value-type="float" office:value="854.6769409" calcext:value-type="float">
            <text:p>854,6769409</text:p>
          </table:table-cell>
          <table:table-cell office:value-type="float" office:value="0.00000001264604332" calcext:value-type="float">
            <text:p>1,26E-008</text:p>
          </table:table-cell>
          <table:table-cell office:value-type="float" office:value="1.192896247" calcext:value-type="float">
            <text:p>1,192896247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6516" calcext:value-type="float">
            <text:p>76516</text:p>
          </table:table-cell>
          <table:table-cell office:value-type="float" office:value="859.951355" calcext:value-type="float">
            <text:p>859,951355</text:p>
          </table:table-cell>
          <table:table-cell office:value-type="float" office:value="0.000000009517479249" calcext:value-type="float">
            <text:p>9,52E-009</text:p>
          </table:table-cell>
          <table:table-cell office:value-type="float" office:value="1.198615551" calcext:value-type="float">
            <text:p>1,198615551</text:p>
          </table:table-cell>
          <table:table-cell table:style-name="ce3" table:formula="of:=([.E21]-[.E20])/[.E20]" office:value-type="float" office:value="0.00479446893590578" calcext:value-type="float">
            <text:p>0,0047944689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77250" calcext:value-type="float">
            <text:p>77250</text:p>
          </table:table-cell>
          <table:table-cell office:value-type="float" office:value="1427.984741" calcext:value-type="float">
            <text:p>1427,984741</text:p>
          </table:table-cell>
          <table:table-cell office:value-type="float" office:value="0.00000003494753997" calcext:value-type="float">
            <text:p>3,49E-008</text:p>
          </table:table-cell>
          <table:table-cell office:value-type="float" office:value="1.116113663" calcext:value-type="float">
            <text:p>1,116113663</text:p>
          </table:table-cell>
          <table:table-cell/>
        </table:table-row>
        <table:table-row table:style-name="ro2">
          <table:table-cell table:number-columns-repeated="3"/>
          <table:table-cell table:style-name="Default"/>
          <table:table-cell/>
          <table:table-cell table:formula="of:=AVERAGE([.F3];[.F5];[.F7];[.F9];[.F11];[.F13];[.F15];[.F17];[.F19];[.F21])" office:value-type="float" office:value="0.00211477417834235" calcext:value-type="float">
            <text:p>0,002114774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4-09T09:14:46.227133777</dc:date>
    <meta:document-statistic meta:table-count="1" meta:cell-count="121" meta:object-count="0"/>
    <meta:generator>LibreOffice/4.1.5.3$Linux_X86_64 LibreOffice_project/410m0$Build-3</meta:generator>
  </office:meta>
</office:document-meta>
</file>